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1"/>
      <text:p text:style-name="P1">Johnathon Karcz</text:p>
      <text:p text:style-name="P1">NetID: <text:s/>karcz2</text:p>
      <text:p text:style-name="P1"/>
      <text:p text:style-name="P1"><text:span text:style-name="T1">ECE411</text:span><text:s/></text:p>
      <text:p text:style-name="P1">MP1 </text:p>
      <text:p text:style-name="P1">Final Hand In</text:p>
      <text:p text:style-name="P1"/>
      <text:p text:style-name="P1">09/13/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Johnathon Karcz</meta:initial-creator>
  </office:meta>
</office:document-meta>
</file>